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2000000DD97F4C459.png" manifest:media-type="image/png"/>
  <manifest:file-entry manifest:full-path="Pictures/10000201000002180000015CB25686F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1fd69a" officeooo:paragraph-rsid="001fd69a"/>
    </style:style>
    <style:style style:name="P2" style:family="paragraph" style:parent-style-name="Text_20_body">
      <style:paragraph-properties fo:text-align="center" style:justify-single-word="false"/>
      <style:text-properties officeooo:paragraph-rsid="001fd69a"/>
    </style:style>
    <style:style style:name="P3" style:family="paragraph" style:parent-style-name="Table_20_Contents">
      <style:text-properties officeooo:rsid="001fd69a" officeooo:paragraph-rsid="001fd69a"/>
    </style:style>
    <style:style style:name="P4" style:family="paragraph" style:parent-style-name="Table_20_Contents">
      <style:text-properties officeooo:paragraph-rsid="001fd69a"/>
    </style:style>
    <style:style style:name="T1" style:family="text">
      <style:text-properties fo:font-weight="bold" officeooo:rsid="001fd69a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MOOV 3D ROBOT</text:p>
      <text:p text:style-name="P2"><text:span text:style-name="T1">LEFT HAND</text:span></text:p>
      <text:p text:style-name="P2"><draw:frame draw:style-name="fr1" draw:name="Image1" text:anchor-type="paragraph" svg:width="14.182cm" svg:height="9.208cm" draw:z-index="0"><draw:image xlink:href="Pictures/10000201000002180000015CB25686F2.png" xlink:type="simple" xlink:show="embed" xlink:actuate="onLoad"/></draw:frame><draw:frame draw:style-name="fr2" draw:name="Image2" text:anchor-type="paragraph" svg:x="1.863cm" svg:y="9.075cm" svg:width="14.023cm" svg:height="5.847cm" draw:z-index="1"><draw:image xlink:href="Pictures/1000020100000212000000DD97F4C459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4:58:45.083153292</meta:creation-date>
    <dc:date>2015-10-16T15:22:46.159660923</dc:date>
    <meta:editing-duration>PT8M51S</meta:editing-duration>
    <meta:editing-cycles>1</meta:editing-cycles>
    <meta:document-statistic meta:table-count="0" meta:image-count="2" meta:object-count="0" meta:page-count="1" meta:paragraph-count="2" meta:word-count="5" meta:character-count="24" meta:non-whitespace-character-count="21"/>
    <meta:generator>LibreOffice/4.2.8.2$Linux_X86_64 LibreOffice_project/420m0$Build-2</meta:generator>
  </office:meta>
</office:document-meta>
</file>